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/>
    </style:style>
    <style:style style:name="P2" style:parent-style-name="Normaali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ali" style:family="paragraph">
      <style:text-properties fo:font-weight="bold" style:font-weight-asian="bold" style:font-weight-complex="bold"/>
    </style:style>
    <style:style style:name="P4" style:parent-style-name="Normaali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ali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FSD3524 Sinuiksi-palvelun kysymykset ja asiantuntijavastaukset 2014-2015. Aineistoon ja sen tekijöihin tulee viitata asianmukaisesti kaikissa julkaisuissa ja esityksissä, joissa aineistoa käytetään. Tietoarkiston antaman<text:s/>malliviittaustiedon voi merkitä lähdeluetteloon sellaisenaan tai sitä voi muokata julkaisun käytäntöjen mukaisesti.</text:p>
      <text:p text:style-name="Normaali"/>
      <text:p text:style-name="Normaali"/>
      <text:p text:style-name="P2">Sukupuolenkorjauksesta</text:p>
      <text:p text:style-name="Normaali"/>
      <text:p text:style-name="Normaali">19 elo 2014</text:p>
      <text:p text:style-name="Normaali"/>
      <text:p text:style-name="Normaali">Kuinka pitkään sukupuolenkorjausprosessi (ftm) keskimäärin kestää (testosteronin käytön aloittamisesta masektomiaan ja juridiseen nimenvaihdokseen yms) ja missä järjestyksessä siihen sisältyvät toimenpiteet tehdään?</text:p>
      <text:p text:style-name="P3"/>
      <text:p text:style-name="Normaali">[Nimimerkki poistettu]</text:p>
      <text:p text:style-name="Normaali"/>
      <text:p text:style-name="Normaali"/>
      <text:p text:style-name="P4">Vastaus</text:p>
      <text:p text:style-name="P5"/>
      <text:p text:style-name="Normaali">Hei.<text:s/><text:line-break/><text:line-break/>Sukupuolen korjausprosessi on hyvin yksilöllinen ja siksi en voi antaa kovin tarkkaa vastausta kysymykseesi. Prosessin kesto vaihtelee 2 - 5 vuoden välillä ja se riippuu osin hoitojärjestelmän aikatauluista ja osin myös siitä miten itse kukin haluaa aikatauluttaa prosessin eri vaiheita. Ensin mennään tutkimuksiin joko Helsingin tai Tampereen yliopistollisen<text:s/>keskussairaalan sukupuoli-identiteetin tutkimuksen yksikköön. Ks. oheinen linkki: http://trasek.fi/wp-content/uploads/2011/04/Ohje_laakarille.pdf<text:s/><text:line-break/>Tämä tutkimus kestää vähintään puoli vuotta ja sen aikana tarkentuu myös se millaisiin toimenpiteisiin voidaan ja kannattaa ryhtyä ja missä järjestyksessä. Lisätietoa saat Trasek ry:n sivuilta http://trasek.fi/perustietoa/sukupuolenkorjaus/ ja Transtukipisteen sivuilta: http://transtukipiste.fi/<text:line-break/><text:line-break/>Ystävällisin terveisin<text:line-break/>Jussi Nissin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Standard" style:default-outline-level="1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i" style:country-asian="FI" fo:hyphenate="false"/>
    </style:style>
    <style:style style:name="Otsikko2" style:display-name="Otsikko 2" style:family="paragraph" style:parent-style-name="Standard" style:default-outline-level="2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i" style:country-asian="FI" fo:hyphenate="false"/>
    </style:style>
    <style:style style:name="Normaali" style:display-name="Normaali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Kappaleenoletusfontti" style:display-name="Kappaleen oletusfontti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style:font-name-complex="Lucida Sans" fo:font-size="12pt" style:font-size-asian="12pt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NormaaliWWW" style:display-name="Normaali (WWW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Heading1Char" style:display-name="Heading 1 Char" style:family="text" style:parent-style-name="Kappaleenoletusfontti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i" style:country-asian="FI"/>
    </style:style>
    <style:style style:name="Heading2Char" style:display-name="Heading 2 Char" style:family="text" style:parent-style-name="Kappaleenoletusfontti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i" style:country-asian="FI"/>
    </style:style>
    <style:style style:name="day" style:display-name="day" style:family="text" style:parent-style-name="Kappaleenoletusfontti"/>
    <style:style style:name="month" style:display-name="month" style:family="text" style:parent-style-name="Kappaleenoletusfontti"/>
    <style:style style:name="year" style:display-name="year" style:family="text" style:parent-style-name="Kappaleenoletusfontti"/>
    <style:style style:name="Voimakas" style:display-name="Voimakas" style:family="text" style:parent-style-name="Kappaleenoletusfontti">
      <style:text-properties fo:font-weight="bold" style:font-weight-asian="bold" style:font-weight-complex="bold"/>
    </style:style>
    <style:style style:name="Korostus" style:display-name="Korostus" style:family="text" style:parent-style-name="Kappaleenoletusfontti">
      <style:text-properties fo:font-style="italic" style:font-style-asian="italic" style:font-style-complex="italic"/>
    </style:style>
    <style:style style:name="Ylätunniste" style:display-name="Ylätunniste" style:family="paragraph" style:parent-style-name="Normaali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YlätunnisteChar" style:display-name="Ylätunniste Char" style:family="text" style:parent-style-name="Kappaleenoletusfontti"/>
    <style:style style:name="Alatunniste" style:display-name="Alatunniste" style:family="paragraph" style:parent-style-name="Normaali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AlatunnisteChar" style:display-name="Alatunniste Char" style:family="text" style:parent-style-name="Kappaleenoletusfontti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/>
    <meta:creation-date>2023-01-20T17:27:00Z</meta:creation-date>
    <dc:date>2023-01-20T17:27:00Z</dc:date>
    <meta:template xlink:href="Normal.dotm" xlink:type="simple"/>
    <meta:editing-cycles>1</meta:editing-cycles>
    <meta:editing-duration>PT0S</meta:editing-duration>
    <meta:document-statistic meta:page-count="1" meta:paragraph-count="2" meta:word-count="162" meta:character-count="1475" meta:row-count="10" meta:non-whitespace-character-count="1315"/>
  </office:meta>
</office:document-meta>
</file>